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需求分析</text:p>
      <text:p text:style-name="P1"/>
      <text:p text:style-name="P1"/>
      <text:p text:style-name="P2">一.项目背景介绍</text:p>
      <text:p text:style-name="P3">61时光网是一个面向儿童群体的网站,提供了一个图画分享及玩具定制的平台.</text:p>
      <text:p text:style-name="P3"/>
      <text:p text:style-name="P3">网址:<text:a xlink:type="simple" xlink:href="http://www.61time.com/">www.61time.com</text:a></text:p>
      <text:p text:style-name="P3"/>
      <text:p text:style-name="P3">二.功能需求</text:p>
      <text:p text:style-name="P3">1.主题轮播,图画展示</text:p>
      <text:p text:style-name="P3">2.用户注册,登录,注销</text:p>
      <text:p text:style-name="P3">3.用户个人中心,图画上传,分享,管理</text:p>
      <text:p text:style-name="P3">4.用户广场,展示活跃用户</text:p>
      <text:p text:style-name="P3">5.玩具定制</text:p>
      <text:p text:style-name="P3">6.玩具广场,展示所有定制过的玩具,并提供购买</text:p>
      <text:p text:style-name="P3">7.购物车管理</text:p>
      <text:p text:style-name="P3">8.订单跟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7:57:23</meta:creation-date>
    <dc:date>2013-10-29T18:36:00</dc:date>
    <meta:editing-duration>PT23M17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13" meta:word-count="145" meta:character-count="168"/>
  </office:meta>
</office:document-meta>
</file>